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7pt" svg:height="254.72pt" svg:x="925.11pt" svg:y="12.39pt">
            <draw:object draw:notify-on-update-of-ranges="Sheet1.J3:Sheet1.J15 Sheet1.E7:Sheet1.E7 Sheet1.L3:Sheet1.L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Subfolder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NChannel</text:p>
          </table:table-cell>
          <table:table-cell table:style-name="ce1" office:value-type="string" calcext:value-type="string">
            <text:p>MaxDelay</text:p>
          </table:table-cell>
          <table:table-cell table:style-name="ce1" office:value-type="string" calcext:value-type="string">
            <text:p>NTime</text:p>
          </table:table-cell>
          <table:table-cell table:style-name="ce1" office:value-type="string" calcext:value-type="string">
            <text:p>NTimeEff</text:p>
          </table:table-cell>
          <table:table-cell table:style-name="ce1" office:value-type="string" calcext:value-type="string">
            <text:p>NTrial</text:p>
          </table:table-cell>
          <table:table-cell table:style-name="ce1" office:value-type="string" calcext:value-type="string">
            <text:p>CPUTime</text:p>
          </table:table-cell>
          <table:table-cell table:style-name="ce1" office:value-type="string" calcext:value-type="string">
            <text:p>… / per Sli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05_16_a</text:p>
          </table:table-cell>
          <table:table-cell office:value-type="string" calcext:value-type="string">
            <text:p>Hom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3]-[.G3]-1" office:value-type="float" office:value="44" calcext:value-type="float">
            <text:p>44</text:p>
          </table:table-cell>
          <table:table-cell office:value-type="float" office:value="338" calcext:value-type="float">
            <text:p>338</text:p>
          </table:table-cell>
          <table:table-cell office:value-type="float" office:value="679" calcext:value-type="float">
            <text:p>679</text:p>
          </table:table-cell>
          <table:table-cell table:formula="of:=[.K3]/[.I3]" office:value-type="float" office:value="15.4318181818182" calcext:value-type="float">
            <text:p>15.43181818181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17_a</text:p>
          </table:table-cell>
          <table:table-cell office:value-type="string" calcext:value-type="string">
            <text:p>Hom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4]-[.G4]-1" office:value-type="float" office:value="44" calcext:value-type="float">
            <text:p>44</text:p>
          </table:table-cell>
          <table:table-cell office:value-type="float" office:value="360" calcext:value-type="float">
            <text:p>360</text:p>
          </table:table-cell>
          <table:table-cell office:value-type="float" office:value="921" calcext:value-type="float">
            <text:p>921</text:p>
          </table:table-cell>
          <table:table-cell table:formula="of:=[.K4]/[.I4]" office:value-type="float" office:value="20.9318181818182" calcext:value-type="float">
            <text:p>20.93181818181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18_a</text:p>
          </table:table-cell>
          <table:table-cell office:value-type="string" calcext:value-type="string">
            <text:p>Hom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5]-[.G5]-1" office:value-type="float" office:value="44" calcext:value-type="float">
            <text:p>44</text:p>
          </table:table-cell>
          <table:table-cell office:value-type="float" office:value="430" calcext:value-type="float">
            <text:p>430</text:p>
          </table:table-cell>
          <table:table-cell office:value-type="float" office:value="1237" calcext:value-type="float">
            <text:p>1237</text:p>
          </table:table-cell>
          <table:table-cell table:formula="of:=[.K5]/[.I5]" office:value-type="float" office:value="28.1136363636364" calcext:value-type="float">
            <text:p>28.11363636363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19_a</text:p>
          </table:table-cell>
          <table:table-cell office:value-type="string" calcext:value-type="string">
            <text:p>Hom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]-[.G6]-1" office:value-type="float" office:value="44" calcext:value-type="float">
            <text:p>44</text:p>
          </table:table-cell>
          <table:table-cell office:value-type="float" office:value="214" calcext:value-type="float">
            <text:p>214</text:p>
          </table:table-cell>
          <table:table-cell office:value-type="float" office:value="474" calcext:value-type="float">
            <text:p>474</text:p>
          </table:table-cell>
          <table:table-cell table:formula="of:=[.K6]/[.I6]" office:value-type="float" office:value="10.7727272727273" calcext:value-type="float">
            <text:p>10.772727272727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22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7]-[.G7]-1" office:value-type="float" office:value="44" calcext:value-type="float">
            <text:p>44</text:p>
          </table:table-cell>
          <table:table-cell office:value-type="float" office:value="564" calcext:value-type="float">
            <text:p>564</text:p>
          </table:table-cell>
          <table:table-cell office:value-type="float" office:value="2237" calcext:value-type="float">
            <text:p>2237</text:p>
          </table:table-cell>
          <table:table-cell table:formula="of:=[.K7]/[.I7]" office:value-type="float" office:value="50.8409090909091" calcext:value-type="float">
            <text:p>50.84090909090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23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8]-[.G8]-1" office:value-type="float" office:value="44" calcext:value-type="float">
            <text:p>44</text:p>
          </table:table-cell>
          <table:table-cell office:value-type="float" office:value="833" calcext:value-type="float">
            <text:p>833</text:p>
          </table:table-cell>
          <table:table-cell office:value-type="float" office:value="4022" calcext:value-type="float">
            <text:p>4022</text:p>
          </table:table-cell>
          <table:table-cell table:formula="of:=[.K8]/[.I8]" office:value-type="float" office:value="91.4090909090909" calcext:value-type="float">
            <text:p>91.40909090909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24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9]-[.G9]-1"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1744" calcext:value-type="float">
            <text:p>1744</text:p>
          </table:table-cell>
          <table:table-cell table:formula="of:=[.K9]/[.I9]" office:value-type="float" office:value="39.6363636363636" calcext:value-type="float">
            <text:p>39.636363636363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25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0]-[.G10]-1" office:value-type="float" office:value="44" calcext:value-type="float">
            <text:p>44</text:p>
          </table:table-cell>
          <table:table-cell office:value-type="float" office:value="685" calcext:value-type="float">
            <text:p>685</text:p>
          </table:table-cell>
          <table:table-cell office:value-type="float" office:value="2924" calcext:value-type="float">
            <text:p>2924</text:p>
          </table:table-cell>
          <table:table-cell table:formula="of:=[.K10]/[.I10]" office:value-type="float" office:value="66.4545454545455" calcext:value-type="float">
            <text:p>66.454545454545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29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1]-[.G11]-1" office:value-type="float" office:value="44" calcext:value-type="float">
            <text:p>44</text:p>
          </table:table-cell>
          <table:table-cell office:value-type="float" office:value="350" calcext:value-type="float">
            <text:p>350</text:p>
          </table:table-cell>
          <table:table-cell office:value-type="float" office:value="982" calcext:value-type="float">
            <text:p>982</text:p>
          </table:table-cell>
          <table:table-cell table:formula="of:=[.K11]/[.I11]" office:value-type="float" office:value="22.3181818181818" calcext:value-type="float">
            <text:p>22.318181818181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30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2]-[.G12]-1"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1743" calcext:value-type="float">
            <text:p>1743</text:p>
          </table:table-cell>
          <table:table-cell table:formula="of:=[.K12]/[.I12]" office:value-type="float" office:value="39.6136363636364" calcext:value-type="float">
            <text:p>39.61363636363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31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3]-[.G13]-1" office:value-type="float" office:value="44" calcext:value-type="float">
            <text:p>44</text:p>
          </table:table-cell>
          <table:table-cell office:value-type="float" office:value="670" calcext:value-type="float">
            <text:p>670</text:p>
          </table:table-cell>
          <table:table-cell office:value-type="float" office:value="2895" calcext:value-type="float">
            <text:p>2895</text:p>
          </table:table-cell>
          <table:table-cell table:formula="of:=[.K13]/[.I13]" office:value-type="float" office:value="65.7954545454546" calcext:value-type="float">
            <text:p>65.7954545454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06_01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4]-[.G14]-1" office:value-type="float" office:value="44" calcext:value-type="float">
            <text:p>44</text:p>
          </table:table-cell>
          <table:table-cell office:value-type="float" office:value="462" calcext:value-type="float">
            <text:p>462</text:p>
          </table:table-cell>
          <table:table-cell office:value-type="float" office:value="1829" calcext:value-type="float">
            <text:p>1829</text:p>
          </table:table-cell>
          <table:table-cell table:formula="of:=[.K14]/[.I14]" office:value-type="float" office:value="41.5681818181818" calcext:value-type="float">
            <text:p>41.5681818181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06_04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5]-[.G15]-1" office:value-type="float" office:value="44" calcext:value-type="float">
            <text:p>44</text:p>
          </table:table-cell>
          <table:table-cell office:value-type="float" office:value="625" calcext:value-type="float">
            <text:p>625</text:p>
          </table:table-cell>
          <table:table-cell office:value-type="float" office:value="3106" calcext:value-type="float">
            <text:p>3106</text:p>
          </table:table-cell>
          <table:table-cell table:formula="of:=[.K15]/[.I15]" office:value-type="float" office:value="70.5909090909091" calcext:value-type="float">
            <text:p>70.5909090909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8:38:37.124879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2:36:20.506552503</meta:creation-date>
    <meta:generator>LibreOffice/6.0.7.3$Linux_X86_64 LibreOffice_project/00m0$Build-3</meta:generator>
    <dc:date>2019-02-21T18:49:48.577415021</dc:date>
    <meta:editing-duration>PT29M51S</meta:editing-duration>
    <meta:editing-cycles>4</meta:editing-cycles>
    <meta:document-statistic meta:table-count="1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87cm" xlink:href=".." xlink:type="simple" chart:class="chart:scatter" chart:style-name="ch1">
        <chart:title svg:x="2.735cm" svg:y="0.315cm" chart:style-name="ch2">
          <text:p>Performance of IDTxl (r,p,s) = (x, 12, 6), maxlag = 5</text:p>
        </chart:title>
        <chart:legend chart:legend-position="end" svg:x="14.751cm" svg:y="4.194cm" style:legend-expansion="high" chart:style-name="ch3"/>
        <chart:plot-area chart:style-name="ch4" table:cell-range-address="Sheet1.J3:Sheet1.J15 Sheet1.E7:Sheet1.E7 Sheet1.L3:Sheet1.L15" chart:data-source-has-labels="row" svg:x="1.331cm" svg:y="1.273cm" svg:width="13.1cm" svg:height="6.554cm">
          <chartooo:coordinate-region svg:x="1.952cm" svg:y="1.472cm" svg:width="12.013cm" svg:height="5.708cm"/>
          <chart:axis chart:dimension="x" chart:name="primary-x" chart:style-name="ch5">
            <chart:title svg:x="6.633cm" svg:y="8.006cm" chart:style-name="ch6">
              <text:p>Number of Trials</text:p>
            </chart:title>
          </chart:axis>
          <chart:axis chart:dimension="y" chart:name="primary-y" chart:style-name="ch5">
            <chart:title svg:x="0.451cm" svg:y="6.406cm" chart:style-name="ch7">
              <text:p>Time per calculation, min</text:p>
            </chart:title>
            <chart:grid chart:style-name="ch8" chart:class="major"/>
          </chart:axis>
          <chart:series chart:style-name="ch9" chart:values-cell-range-address="Sheet1.L3:Sheet1.L15" chart:label-cell-address="Sheet1.E7:Sheet1.E7" chart:class="chart:scatter">
            <chart:domain table:cell-range-address="Sheet1.J3:Sheet1.J1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ia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  <draw:g>
                  <svg:desc>Sheet1.J3:Sheet1.J15</svg:desc>
                </draw:g>
              </table:table-cell>
              <table:table-cell office:value-type="float" office:value="15.4318181818182">
                <text:p>15.4318181818182</text:p>
                <draw:g>
                  <svg:desc>Sheet1.L3:Sheet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20.9318181818182">
                <text:p>20.931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0">
                <text:p>430</text:p>
              </table:table-cell>
              <table:table-cell office:value-type="float" office:value="28.1136363636364">
                <text:p>28.113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">
                <text:p>214</text:p>
              </table:table-cell>
              <table:table-cell office:value-type="float" office:value="10.7727272727273">
                <text:p>10.7727272727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4">
                <text:p>564</text:p>
              </table:table-cell>
              <table:table-cell office:value-type="float" office:value="50.8409090909091">
                <text:p>50.84090909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3">
                <text:p>833</text:p>
              </table:table-cell>
              <table:table-cell office:value-type="float" office:value="91.4090909090909">
                <text:p>91.4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0">
                <text:p>520</text:p>
              </table:table-cell>
              <table:table-cell office:value-type="float" office:value="39.6363636363636">
                <text:p>39.6363636363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5">
                <text:p>685</text:p>
              </table:table-cell>
              <table:table-cell office:value-type="float" office:value="66.4545454545455">
                <text:p>66.454545454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22.3181818181818">
                <text:p>22.31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7">
                <text:p>507</text:p>
              </table:table-cell>
              <table:table-cell office:value-type="float" office:value="39.6136363636364">
                <text:p>39.6136363636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0">
                <text:p>670</text:p>
              </table:table-cell>
              <table:table-cell office:value-type="float" office:value="65.7954545454546">
                <text:p>65.79545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2">
                <text:p>462</text:p>
              </table:table-cell>
              <table:table-cell office:value-type="float" office:value="41.5681818181818">
                <text:p>41.5681818181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70.5909090909091">
                <text:p>70.590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